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50000029A568909171825C7A7.png" manifest:media-type="image/png"/>
  <manifest:file-entry manifest:full-path="Pictures/100002010000010000000100C68A1F98C6C3C6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fo:margin-left="0.053cm" fo:margin-right="0cm" fo:margin-top="0cm" fo:margin-bottom="0cm" style:vertical-pos="from-top" fo:background-color="transparent" draw:fill="none" draw:fill-color="#ffffff" fo:padding="0cm" fo:border="none" style:mirror="none" fo:clip="rect(0cm, 0.273cm, 0cm, 0.1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16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 27" text:anchor-type="as-char" svg:y="-7.779cm" svg:width="5.9cm" svg:height="6.481cm" draw:z-index="0"><draw:image xlink:href="Pictures/100002010000010000000100C68A1F98C6C3C614.png" xlink:type="simple" xlink:show="embed" xlink:actuate="onLoad" loext:mime-type="image/png"/><svg:desc>Resultado de imagen para db browser for sqlite</svg:desc></draw:frame><draw:frame draw:style-name="fr2" draw:name="Imagen26" text:anchor-type="as-char" svg:y="-5.807cm" svg:width="18.503cm" svg:height="12.827cm" draw:z-index="1"><draw:image xlink:href="Pictures/10000201000002F50000029A568909171825C7A7.png" xlink:type="simple" xlink:show="embed" xlink:actuate="onLoad" loext:mime-type="image/png"/><svg:desc>E:\Universidad\Etapa Construccion\Captura de pantalla de 2017-07-16 23_06_24.pn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4:16:02.385709324</meta:creation-date>
    <dc:date>2021-03-22T14:17:17.997056056</dc:date>
    <meta:editing-duration>PT1M16S</meta:editing-duration>
    <meta:editing-cycles>1</meta:editing-cycles>
    <meta:document-statistic meta:table-count="0" meta:image-count="2" meta:object-count="0" meta:page-count="1" meta:paragraph-count="1" meta:word-count="0" meta:character-count="0" meta:non-whitespace-character-count="0"/>
    <meta:generator>LibreOffice/6.0.7.3$Linux_x86 LibreOffice_project/00m0$Build-3</meta:generator>
  </office:meta>
</office:document-meta>
</file>